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0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LAYTON PEREZ LA TORR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-INDUSTRIAS CLAPISER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2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EREZ LA TORRE, CLAYTON PERCY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MESONES PEREZ, JIMMY POOL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0</text:p>
          </table:table-cell>
        </table:table-row>
        <table:table-row>
          <table:table-cell table:style-name="Tabla1.A2" office:value-type="float" office:value="0">
            <text:p text:style-name="P7">GALLINAS BB</text:p>
          </table:table-cell>
          <table:table-cell table:style-name="Tabla1.B2" office:value-type="string">
            <text:p text:style-name="P9">Cant.Cajas: <text:span text:style-name="T11">3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ACL-115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/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/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1T21:17:5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